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Noto Mono" svg:font-family="'Noto Mono'" style:font-adornments="Regular"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1e42305" officeooo:paragraph-rsid="01e42305"/>
    </style:style>
    <style:style style:name="P2" style:family="paragraph" style:parent-style-name="Text_20_body">
      <style:text-properties officeooo:rsid="01e42305" officeooo:paragraph-rsid="02079697"/>
    </style:style>
    <style:style style:name="P3" style:family="paragraph" style:parent-style-name="Text_20_body">
      <style:text-properties officeooo:rsid="01e42440" officeooo:paragraph-rsid="01e42440"/>
    </style:style>
    <style:style style:name="P4" style:family="paragraph" style:parent-style-name="Text_20_body">
      <style:text-properties officeooo:rsid="01e5f1a0" officeooo:paragraph-rsid="01e5f1a0"/>
    </style:style>
    <style:style style:name="P5" style:family="paragraph" style:parent-style-name="Text_20_body">
      <style:text-properties officeooo:rsid="01f48c9b" officeooo:paragraph-rsid="024e8fb3"/>
    </style:style>
    <style:style style:name="P6" style:family="paragraph" style:parent-style-name="Text_20_body">
      <style:text-properties officeooo:rsid="02010df3" officeooo:paragraph-rsid="02010df3"/>
    </style:style>
    <style:style style:name="P7" style:family="paragraph" style:parent-style-name="Text_20_body">
      <style:text-properties officeooo:rsid="0201ed8a" officeooo:paragraph-rsid="0201ed8a"/>
    </style:style>
    <style:style style:name="P8" style:family="paragraph" style:parent-style-name="Text_20_body">
      <style:text-properties officeooo:rsid="0201ed8a" officeooo:paragraph-rsid="020328af"/>
    </style:style>
    <style:style style:name="P9" style:family="paragraph" style:parent-style-name="Text_20_body">
      <style:text-properties officeooo:rsid="02037637" officeooo:paragraph-rsid="02037637"/>
    </style:style>
    <style:style style:name="P10" style:family="paragraph" style:parent-style-name="Text_20_body">
      <style:text-properties officeooo:rsid="021dcf20" officeooo:paragraph-rsid="024c49c9"/>
    </style:style>
    <style:style style:name="P11" style:family="paragraph" style:parent-style-name="Text_20_body">
      <style:text-properties officeooo:rsid="02206205" officeooo:paragraph-rsid="024c49c9"/>
    </style:style>
    <style:style style:name="P12" style:family="paragraph" style:parent-style-name="Text_20_body">
      <style:text-properties officeooo:rsid="024f0045" officeooo:paragraph-rsid="024c49c9"/>
    </style:style>
    <style:style style:name="P13" style:family="paragraph" style:parent-style-name="Text_20_body">
      <style:text-properties officeooo:rsid="02054cec" officeooo:paragraph-rsid="02054cec"/>
    </style:style>
    <style:style style:name="P14" style:family="paragraph" style:parent-style-name="Text_20_body">
      <style:text-properties officeooo:rsid="01ec70ca" officeooo:paragraph-rsid="024e8fb3"/>
    </style:style>
    <style:style style:name="P15" style:family="paragraph" style:parent-style-name="Text_20_body">
      <style:text-properties officeooo:rsid="01e3aa64" officeooo:paragraph-rsid="02079697"/>
    </style:style>
    <style:style style:name="P16" style:family="paragraph" style:parent-style-name="Text_20_body">
      <style:text-properties officeooo:rsid="02857c69" officeooo:paragraph-rsid="0253b35e"/>
    </style:style>
    <style:style style:name="P17" style:family="paragraph" style:parent-style-name="Text_20_body">
      <style:text-properties officeooo:rsid="06d0a043" officeooo:paragraph-rsid="0265266a"/>
    </style:style>
    <style:style style:name="P18" style:family="paragraph" style:parent-style-name="Text_20_body">
      <style:text-properties officeooo:rsid="06d28382" officeooo:paragraph-rsid="0265266a"/>
    </style:style>
    <style:style style:name="P19" style:family="paragraph" style:parent-style-name="Text_20_body">
      <style:text-properties officeooo:rsid="06d300ec" officeooo:paragraph-rsid="0265266a"/>
    </style:style>
    <style:style style:name="P20" style:family="paragraph" style:parent-style-name="Text_20_body">
      <style:text-properties officeooo:rsid="06e5b65e" officeooo:paragraph-rsid="0265266a"/>
    </style:style>
    <style:style style:name="P21" style:family="paragraph" style:parent-style-name="Text_20_body">
      <style:text-properties officeooo:rsid="06ec7ed4" officeooo:paragraph-rsid="0265266a"/>
    </style:style>
    <style:style style:name="P22" style:family="paragraph" style:parent-style-name="Text_20_body">
      <style:text-properties officeooo:paragraph-rsid="0265266a"/>
    </style:style>
    <style:style style:name="P23" style:family="paragraph" style:parent-style-name="Text_20_body">
      <style:text-properties officeooo:rsid="02615cb5" officeooo:paragraph-rsid="0265266a"/>
    </style:style>
    <style:style style:name="P24" style:family="paragraph" style:parent-style-name="Text_20_body">
      <style:text-properties officeooo:rsid="090f7112" officeooo:paragraph-rsid="026640bb"/>
    </style:style>
    <style:style style:name="P25" style:family="paragraph" style:parent-style-name="Text_20_body">
      <style:text-properties officeooo:paragraph-rsid="026640bb"/>
    </style:style>
    <style:style style:name="P26" style:family="paragraph" style:parent-style-name="Text_20_body">
      <style:text-properties officeooo:rsid="0912fa7c" officeooo:paragraph-rsid="026640bb"/>
    </style:style>
    <style:style style:name="P27" style:family="paragraph" style:parent-style-name="Text_20_body">
      <style:text-properties officeooo:rsid="09179ca7" officeooo:paragraph-rsid="026640bb"/>
    </style:style>
    <style:style style:name="P28" style:family="paragraph" style:parent-style-name="Text_20_body">
      <style:text-properties officeooo:rsid="0b86e3fb" officeooo:paragraph-rsid="026709db"/>
    </style:style>
    <style:style style:name="P29" style:family="paragraph" style:parent-style-name="Text_20_body">
      <style:text-properties officeooo:rsid="0b834b2b" officeooo:paragraph-rsid="026709db"/>
    </style:style>
    <style:style style:name="P30" style:family="paragraph" style:parent-style-name="Text_20_body">
      <style:text-properties officeooo:rsid="0be275b8" officeooo:paragraph-rsid="0267961c"/>
    </style:style>
    <style:style style:name="P31" style:family="paragraph" style:parent-style-name="Text_20_body">
      <style:text-properties fo:language="es" fo:country="CO" officeooo:rsid="0dc764db" officeooo:paragraph-rsid="0268ed07"/>
    </style:style>
    <style:style style:name="P32" style:family="paragraph" style:parent-style-name="Texto_5f_Biblia">
      <style:text-properties officeooo:paragraph-rsid="024c49c9"/>
    </style:style>
    <style:style style:name="P33" style:family="paragraph" style:parent-style-name="Footnote">
      <style:text-properties officeooo:rsid="023b7747" officeooo:paragraph-rsid="02444133"/>
    </style:style>
    <style:style style:name="P34" style:family="paragraph" style:parent-style-name="Footnote">
      <style:text-properties officeooo:rsid="0242b6ac" officeooo:paragraph-rsid="0244d9b3"/>
    </style:style>
    <style:style style:name="P35" style:family="paragraph" style:parent-style-name="Text_20_body">
      <style:text-properties officeooo:paragraph-rsid="0269c89d"/>
    </style:style>
    <style:style style:name="P36" style:family="paragraph" style:parent-style-name="Heading_20_2">
      <style:text-properties officeooo:paragraph-rsid="024c49c9"/>
    </style:style>
    <style:style style:name="P37" style:family="paragraph" style:parent-style-name="Heading_20_2">
      <style:text-properties officeooo:paragraph-rsid="0253b35e"/>
    </style:style>
    <style:style style:name="P38" style:family="paragraph" style:parent-style-name="Heading_20_2">
      <style:text-properties officeooo:paragraph-rsid="0265266a"/>
    </style:style>
    <style:style style:name="P39" style:family="paragraph" style:parent-style-name="Heading_20_2">
      <style:text-properties officeooo:paragraph-rsid="026640bb"/>
    </style:style>
    <style:style style:name="P40" style:family="paragraph" style:parent-style-name="Heading_20_2">
      <style:text-properties officeooo:paragraph-rsid="026709db"/>
    </style:style>
    <style:style style:name="P41" style:family="paragraph" style:parent-style-name="Heading_20_2">
      <style:text-properties fo:language="es" fo:country="CO" officeooo:rsid="0269c89d" officeooo:paragraph-rsid="0269c89d"/>
    </style:style>
    <style:style style:name="P42" style:family="paragraph" style:parent-style-name="Heading_20_2">
      <style:text-properties fo:language="es" fo:country="CO" officeooo:rsid="0269c89d" officeooo:paragraph-rsid="026b65b3"/>
    </style:style>
    <style:style style:name="P43" style:family="paragraph" style:parent-style-name="Heading_20_2">
      <style:text-properties officeooo:paragraph-rsid="026b65b3"/>
    </style:style>
    <style:style style:name="P44" style:family="paragraph" style:parent-style-name="Heading_20_1">
      <style:text-properties officeooo:rsid="06ce5d66" officeooo:paragraph-rsid="0265266a"/>
    </style:style>
    <style:style style:name="P45" style:family="paragraph" style:parent-style-name="Heading_20_1">
      <style:text-properties fo:language="es" fo:country="CO" officeooo:rsid="0269c89d" officeooo:paragraph-rsid="0269c89d"/>
    </style:style>
    <style:style style:name="P46" style:family="paragraph" style:parent-style-name="Heading_20_3">
      <style:text-properties officeooo:paragraph-rsid="0269c89d"/>
    </style:style>
    <style:style style:name="P47" style:family="paragraph" style:parent-style-name="Heading_20_3">
      <style:text-properties fo:language="es" fo:country="CO" officeooo:rsid="0269c89d" officeooo:paragraph-rsid="0269c89d"/>
    </style:style>
    <style:style style:name="P48" style:family="paragraph" style:parent-style-name="Heading_20_4">
      <style:text-properties officeooo:paragraph-rsid="026b65b3"/>
    </style:style>
    <style:style style:name="T1" style:family="text">
      <style:text-properties officeooo:rsid="01e5f1a0"/>
    </style:style>
    <style:style style:name="T2" style:family="text">
      <style:text-properties officeooo:rsid="01edc276"/>
    </style:style>
    <style:style style:name="T3" style:family="text">
      <style:text-properties officeooo:rsid="01f17499"/>
    </style:style>
    <style:style style:name="T4" style:family="text">
      <style:text-properties officeooo:rsid="01ff92f2"/>
    </style:style>
    <style:style style:name="T5" style:family="text">
      <style:text-properties officeooo:rsid="0200e90f"/>
    </style:style>
    <style:style style:name="T6" style:family="text">
      <style:text-properties officeooo:rsid="02010df3"/>
    </style:style>
    <style:style style:name="T7" style:family="text">
      <style:text-properties officeooo:rsid="0201ed8a"/>
    </style:style>
    <style:style style:name="T8" style:family="text">
      <style:text-properties officeooo:rsid="023b7747"/>
    </style:style>
    <style:style style:name="T9" style:family="text">
      <style:text-properties officeooo:rsid="022c3830"/>
    </style:style>
    <style:style style:name="T10" style:family="text">
      <style:text-properties officeooo:rsid="0251c390"/>
    </style:style>
    <style:style style:name="T11" style:family="text">
      <style:text-properties officeooo:rsid="02865639"/>
    </style:style>
    <style:style style:name="T12" style:family="text">
      <style:text-properties officeooo:rsid="06d28382"/>
    </style:style>
    <style:style style:name="T13" style:family="text">
      <style:text-properties officeooo:rsid="06c3b828"/>
    </style:style>
    <style:style style:name="T14" style:family="text">
      <style:text-properties officeooo:rsid="06e96089"/>
    </style:style>
    <style:style style:name="T15" style:family="text">
      <style:text-properties officeooo:rsid="06d300ec"/>
    </style:style>
    <style:style style:name="T16" style:family="text">
      <style:text-properties officeooo:rsid="06eacd75"/>
    </style:style>
    <style:style style:name="T17" style:family="text">
      <style:text-properties officeooo:rsid="06e689ab"/>
    </style:style>
    <style:style style:name="T18" style:family="text">
      <style:text-properties officeooo:rsid="06f31abf"/>
    </style:style>
    <style:style style:name="T19" style:family="text">
      <style:text-properties officeooo:rsid="09143b30"/>
    </style:style>
    <style:style style:name="T20" style:family="text">
      <style:text-properties officeooo:rsid="090f2ab3"/>
    </style:style>
    <style:style style:name="T21" style:family="text">
      <style:text-properties officeooo:rsid="09115f17"/>
    </style:style>
    <style:style style:name="T22" style:family="text">
      <style:text-properties officeooo:rsid="0912fa7c"/>
    </style:style>
    <style:style style:name="T23" style:family="text">
      <style:text-properties officeooo:rsid="0b88e150"/>
    </style:style>
    <style:style style:name="T24" style:family="text">
      <style:text-properties officeooo:rsid="0be697a5"/>
    </style:style>
    <style:style style:name="T25" style:family="text">
      <style:text-properties officeooo:rsid="0be73fea"/>
    </style:style>
    <style:style style:name="T26" style:family="text">
      <style:text-properties officeooo:rsid="169a1e4a"/>
    </style:style>
    <style:style style:name="T27" style:family="text">
      <style:text-properties officeooo:rsid="0ddf6c89"/>
    </style:style>
    <style:style style:name="T28" style:family="text">
      <style:text-properties officeooo:rsid="0dc76c83"/>
    </style:style>
    <style:style style:name="T29" style:family="text">
      <style:text-properties officeooo:rsid="0dcbbd34"/>
    </style:style>
    <style:style style:name="T30" style:family="text">
      <style:text-properties officeooo:rsid="0dd22517"/>
    </style:style>
    <style:style style:name="T31" style:family="text">
      <style:text-properties officeooo:rsid="0dd19261"/>
    </style:style>
    <style:style style:name="T32" style:family="text">
      <style:text-properties officeooo:rsid="168c484f"/>
    </style:style>
    <style:style style:name="T33" style:family="text">
      <style:text-properties officeooo:rsid="167d7610"/>
    </style:style>
    <style:style style:name="T34" style:family="text">
      <style:text-properties officeooo:rsid="167fe21a"/>
    </style:style>
    <style:style style:name="T35" style:family="text">
      <style:text-properties officeooo:rsid="0dddd739"/>
    </style:style>
    <style:style style:name="T36" style:family="text">
      <style:text-properties officeooo:rsid="0ddeb27b"/>
    </style:style>
    <style:style style:name="T37" style:family="text">
      <style:text-properties officeooo:rsid="0269c89d"/>
    </style:style>
    <style:style style:name="T38" style:family="text">
      <style:text-properties officeooo:rsid="026b65b3"/>
    </style:style>
    <style:style style:name="T39" style:family="text">
      <style:text-properties fo:language="es" fo:country="CO"/>
    </style:style>
    <style:style style:name="T40" style:family="text">
      <style:text-properties fo:language="es" fo:country="CO" officeooo:rsid="0269c89d"/>
    </style:style>
    <style:style style:name="T41" style:family="text">
      <style:text-properties fo:language="es" fo:country="CO" officeooo:rsid="026b65b3"/>
    </style:style>
    <style:style style:name="T42" style:family="text">
      <style:text-properties fo:language="es" fo:country="CO" officeooo:rsid="026d54c7"/>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6" text:outline-level="2"/>
      <text:h text:style-name="P36" text:outline-level="2"/>
      <text:h text:style-name="P36" text:outline-level="2"/>
      <text:h text:style-name="P36" text:outline-level="2">Física.</text:h>
      <text:p text:style-name="P10">La resurreción que nos narra la biblia es física:</text:p>
      <text:p text:style-name="P11">Después de la muerte de Jesucristo en la cruz, los discipulos se encontraban reunidos a puerta cerrada hablando con dos personas que acababan de regresar a toda prisa de un poblado cercano a Jerusalén llamado Emaús. Estas dos personas decían haber visto vivo a Jesucristo y haber hablado con el durante horas mientras iban por el camino a Emaús. </text:p>
      <text:p text:style-name="P32">Entonces ellos contaban las cosas que les habían acontecido en el camino, y cómo había sido conocido de ellos al partir el pan. Y entre tanto que ellos hablaban estas cosas, él se puso en medio de ellos, y les dijo: Paz á vosotros.</text:p>
      <text:p text:style-name="P32">Entonces ellos espantados y asombrados, pensaban que veían espíritu. Mas él les dice: ¿Por qué estáis turbados, y suben pensamientos á vuestros corazones? Mirad mis manos y mis pies, que yo mismo soy: palpad, y ved; que el espíritu ni tiene carne ni huesos, como veis que yo tengo.</text:p>
      <text:p text:style-name="P32">Y en diciendo esto, les mostró las manos y los pies.</text:p>
      <text:p text:style-name="P32">Y no creyéndolo aún ellos de gozo, y maravillados, díjoles: ¿Tenéis aquí algo de comer? Entonces ellos le presentaron parte de un pez asado, y un panal de miel. Y él tomó, y comió delante de ellos.</text:p>
      <text:p text:style-name="P32">Y él les dijo: Estas son las palabras que os hablé, estando aún con vosotros: que era necesario que se cumpliesen todas las cosas que están escritas de mí en la ley de Moisés, y en los profetas, y en los salmos. </text:p>
      <text:p text:style-name="P32">Entonces les abrió el sentido, para que entendiesen las Escrituras; Y díjoles: Así está escrito, y así fué necesario que el Cristo padeciese, y resucitase de los muertos al tercer día; Y que se predicase en su nombre el arrepentimiento y la remisión de pecados en todas las naciones, comenzando de Jerusalem.</text:p>
      <text:p text:style-name="P32">Y vosotros sois testigos de estas cosas.</text:p>
      <text:p text:style-name="P32"><text:soft-page-break/>Y he aquí, yo enviaré la promesa de mi Padre sobre vosotros: mas vosotros asentad en la ciudad de Jerusalem, hasta que seáis investidos de potencia de lo alto.<text:span text:style-name="T8"><text:note text:id="ftn1" text:note-class="footnote"><text:note-citation>1</text:note-citation><text:note-body><text:p text:style-name="P33">Lucas 24:35-49</text:p></text:note-body></text:note></text:span></text:p>
      <text:p text:style-name="P32">Empero Tomás, uno de los doce, que se dice el Dídimo, no estaba con ellos cuando Jesús vino.</text:p>
      <text:p text:style-name="P32">Dijéronle pues los otros discípulos: Al Señor hemos visto. Y él les dijo: Si no viere en sus manos la señal de los clavos, y metiere mi dedo en el lugar de los clavos, y metiere mi mano en su costado, no creeré.</text:p>
      <text:p text:style-name="P32">Y ocho días después, estaban otra vez sus discípulos dentro, y con ellos Tomás. Vino Jesús, las puertas cerradas, y púsose en medio, y dijo: Paz á vosotros.</text:p>
      <text:p text:style-name="P32">Luego dice á Tomás: Mete tu dedo aquí, y ve mis manos: y alarga acá tu mano, y métela en mi costado: y no seas incrédulo, sino fiel.</text:p>
      <text:p text:style-name="P32">Entonces Tomás respondió, y díjole: Señor mío, y Dios mío!</text:p>
      <text:p text:style-name="P32">Dícele Jesús: Porque me has visto, Tomás, creiste: bienaventurados los que no vieron y creyeron.</text:p>
      <text:p text:style-name="P32">Y también hizo Jesús muchas otras señales en presencia de sus discípulos, que no están escritas en este libro.</text:p>
      <text:p text:style-name="P32">Estas empero son escritas, para que creáis que Jesús es el Cristo, el Hijo de Dios; y para que creyendo, tengáis vida en su nombre.<text:span text:style-name="T9"><text:note text:id="ftn2" text:note-class="footnote"><text:note-citation>2</text:note-citation><text:note-body><text:p text:style-name="P34">Juan <text:span text:style-name="T9">20:24-31</text:span></text:p></text:note-body></text:note></text:span></text:p>
      <text:p text:style-name="P12">La biblia habla de una resurrección física, come pescado, tiene carne y hueso, le meten el dedo, lo pueden ver y hablar con el, lo reconocen y no hay perdida de memoria. El se acuerda de ellos y ellos se acuerdan de el. Es la misma persona. No <text:span text:style-name="T10">es en el cuerpo de un </text:span>.</text:p>
      <text:h text:style-name="P36" text:outline-level="2">Pecado.</text:h>
      <text:p text:style-name="P8">Pecado, según la biblia es errar la marca, errar el objetivo.</text:p>
      <text:p text:style-name="P8">El ser humano sabe que esta lleno de pecado, de errores, de equivocaciones.</text:p>
      <text:p text:style-name="P7">Lo llama “la condición humana”.</text:p>
      <text:p text:style-name="P7">El ser humano, cree que el esta en control, que puede corregirse, que puede mejorarse, que no hay nada imposible para el, si realmente se lo propone y tiene la disciplina suficiente.</text:p>
      <text:p text:style-name="P9"><text:soft-page-break/>Se dice: Yo puedo, yo hago, yo tengo, yo sé, yo elijo, yo aprendo.</text:p>
      <text:p text:style-name="P9">Todos queremos al menos algo de Vida, Amor, Verdad, Justicia, Paz, Libertad, Perdón, Aceptación, Gozo, Alegría, Dominio Propio, Ser.</text:p>
      <text:p text:style-name="P13">El ser humano cree que modificando, mejorando los sistemas económicos, políticos, educativos, jurídicos, y sociales en general, va a logra <text:s/>que una mayor cantidad de personas tenga mas de lo que deseamos.</text:p>
      <text:h text:style-name="Heading_20_2" text:outline-level="2">Problemas.</text:h>
      <text:p text:style-name="P15">Lo sorprendente es que hay procedimientos aceptados por la mayoría de la población como científicos y confiables, y quien se atreve a señalarles todas las suposiciones <text:s/>que los hacen completamente inútiles para cumplir su objetivo es tratado de fanático e irracional por esa mayoría.</text:p>
      <text:p text:style-name="P2">El problema es económico y social. En la medida que el investigador depende económicamente de sectores con intereses económicos <text:span text:style-name="T4">o sociales </text:span>contrarios a los resultados del investigador, dichos resultados serán desechados, ridiculizados, olvidados, ignorados <text:span text:style-name="T4">y la financiación del investigador suspendida.</text:span></text:p>
      <text:p text:style-name="P1">Mucho de lo que hoy se llama ciencia no es ciencia en realidad. Son solo modelos matemáticos sin el mas mínimo resultado tecnológico de uso común. O supuestos resultados llenos de suposiciones que los hacen inválidos para cumplir su objetivo.</text:p>
      <text:p text:style-name="P1">Es la creatividad técnica la que garantiza que los razonamientos son validos. Si hay objetos, máquinas, <text:span text:style-name="T5">tecnología, </text:span>construida con dichos razonamientos, que funciona y <text:span text:style-name="T5">es </text:span>usad<text:span text:style-name="T5">a</text:span> por <text:span text:style-name="T5">una mayoría de </text:span>la población mundial, es imposible negar dichos razonamientos.</text:p>
      <text:p text:style-name="P1">Nadie puede negar la teoría de circuitos electrónicos porque hay millones de celulares y computadores en funcionamiento que nos garantizan que dicha teoría funciona.</text:p>
      <text:p text:style-name="P3">Sin embargo, nadie ha construido una galaxia o uno de esos duendes verdes conocidos como hoyos negros, o materia oscura, o energía oscura, o cualquiera de estos supuestos elementos cósmicos que supuestamente mantienen el cosmos como lo observamos. <text:span text:style-name="T1">Nos toca suponerlos para explicar lo que si observamos.</text:span></text:p>
      <text:p text:style-name="P4">Otro caso patético es toda el movimiento religioso tratando de mantener el concepto de evolución como explicación de<text:span text:style-name="T6">l origen de </text:span>l<text:span text:style-name="T6">as plantas, animales y del ser humano</text:span>.</text:p>
      <text:p text:style-name="P6">La lógica y la evidencia nos muestran lo contrario.</text:p>
      <text:p text:style-name="P6"><text:soft-page-break/>Sin embargo, es<text:span text:style-name="T1">te movimiento es mantenido por </text:span>una<text:span text:style-name="T7">s estructuras sociales compuestas por personas engañadas con una mezcla de mentiras respecto a</text:span>l dinero, <text:span text:style-name="T7">a</text:span>l poder social <text:span text:style-name="T7">y</text:span> <text:span text:style-name="T7">a</text:span>l placer.</text:p>
      <text:p text:style-name="P6"/>
      <text:p text:style-name="P6">Las industrias que <text:span text:style-name="T7">defienden</text:span> la religión de la evolución están dominadas por el dinero.</text:p>
      <text:p text:style-name="P6">El sistema jurídico y educativo que <text:span text:style-name="T7">definede</text:span> la religión de la evolución están obsesionadas con el control social, con el poder social.</text:p>
      <text:p text:style-name="P6">Las empresas del entretenimiento que buscan mantener la religión de la evolución están esclavizadas al placer.</text:p>
      <text:p text:style-name="P6"><text:span text:style-name="T7">Estas industrias usan maquinas de la mas alta tecnología, esas sí resultado de la ciencia, <text:s/>para aparentar, fingir que lo que <text:s/>un resultado cientifico </text:span>B<text:span text:style-name="T1">ajo la apariencia de científicos y contando con la aprobación de una mayoría y de un sistema educativo infiltrado por por simple ignorancia y educación temprana en dicho dogma. califican de pseudo-cientificos a cualquier grupo de científicos que les cuestione sus métodos o supuestos resultados, cuando los verdaderos pseudo-cientificos son ellos, por las razones ya explicadas. No producen nada de maquinaria y parten de suposiciones que hacen sus razonamientos inválidos.</text:span></text:p>
      <text:p text:style-name="P14">Afortunadamente, la verdadera ciencia, esa que busca la verdad, esa que busca el conocimiento, <text:span text:style-name="T3">y que produce resultados técnicos en forma de maquinaria, de tecnología, </text:span>finalmente siempre triunfa, <text:span text:style-name="T2">así toque esperar hasta la reproducción masiva, en miles de millones, de la maquinaria que dicha ciencia explica.</text:span></text:p>
      <text:p text:style-name="P5">Así nos toque esperar hasta la resurrección de los muertos.</text:p>
      <text:h text:style-name="P37" text:outline-level="2">Coincidencias.</text:h>
      <text:p text:style-name="P16">Si en un grupo de cuatro personas, las cuatro cumplen e<text:span text:style-name="T11">n la</text:span> mism<text:span text:style-name="T11">a</text:span> <text:span text:style-name="T11">fecha</text:span> del año, se entiende que es una coincidencia mucho mas grande que s<text:span text:style-name="T11">i</text:span> cada <text:span text:style-name="T11">persona</text:span> cumple en un<text:span text:style-name="T11">a</text:span> <text:span text:style-name="T11">fecha </text:span>diferente del año. Sin embargo, vistos como dos conjuntos <text:span text:style-name="T11">cada uno con </text:span>cuatro fechas del año, ambos conjuntos tienen la misma oportunidad de ser generados por el azar.</text:p>
      <text:p text:style-name="P16"/>
      <text:h text:style-name="P44" text:outline-level="1"><text:soft-page-break/>Creyente.</text:h>
      <text:p text:style-name="P17">El creyente en Yeshua empieza a serlo una vez que empieza a creer que Yeshua <text:span text:style-name="T12">e</text:span>ra quien dijo ser.</text:p>
      <text:p text:style-name="P22"><text:span text:style-name="T12">El punto fundamental para ese creer, para esa Fe, es la resurrección de Cristo, porque como dice Pablo en 1ra Corintios 15: </text:span><text:span text:style-name="Bible_5f_text">si Cristo no resucitó, vana es entonces nuestra predicación, vana es también vuestra fe </text:span><text:span text:style-name="Bible_5f_text"><text:note text:id="ftn3" text:note-class="footnote"><text:note-citation>3</text:note-citation><text:note-body><text:p text:style-name="Footnote"><text:s/><text:span text:style-name="T13">1 Corintios 15:14 </text:span><text:a xlink:type="simple" xlink:href="https://www.biblegateway.com/passage/?search=1+Corintios+15%3A14&amp;version=RVA" text:style-name="Internet_20_link" text:visited-style-name="Visited_20_Internet_20_Link"><text:span text:style-name="T13">RVA</text:span></text:a></text:p></text:note-body></text:note></text:span>. <text:span text:style-name="T14">Los apóstoles decían creer en Yeshua antes de su muerte, pero apenas murió salieron a esconderse. Solo hasta que lo vieron resucitado, y lo tocaron, y comieron pescado asado con el, pudieron empezar a creer realmente. </text:span></text:p>
      <text:p text:style-name="P18">Este es el centro de la Fe en Jesucristo, en Yeshua. Es el centro porque si esto realmente sucedió, su Jesucristo resucitó, hay toda una serie de implicaciones. <text:span text:style-name="T15">La mas obvia de todas es que estaba muerto, para resucitar se necesita estar muerto. Otra obvia es que se cumplió lo que el había anunciado, que iba a resucitar. Esto implica que cumplió las profecías escritas en la Tanakh, en eso que se conoce como antiguo testamento, las escrituras hebreas. Esas que hablan de un Meshiakh de Israel. <text:s/>Además, Jesucristo dijo ser el Meshiakh de Israel. El dijo que todas la escrituras hebreas hablaban de el Meshiakh, de el mismo, y que eran ciertas. Esto implica que todo lo que le dijo a sus discípulos antes y después de resucitado debe ser cierto. Pero si el es el Meshiakh entonces murió para pagar por nuestros pecados, como estaba escrito en la Tanakh, esas escrituras hebreas. Si murió por nuestros pecados es porque tenemos pecado. Y el dijo que no hay ni uno bueno, que solo Dios es bueno. Por lo tanto todos somos pecadores. Y si el pagó es porque había una deuda que debía ser pagada. Una deuda que se paga con sangre, con la muerte del pecador, según las escrituras hebreas. Una deuda que implica justicia, un juicio. Una deuda con un Dios justo que por su naturaleza requiere justicia. Una deuda que el pecador no podía pagar por si mismo. Luego el que pagó no podía ser pecador, porque no estaría pagando mas que su propio pecado. Pero el único que no tiene pecado, según el mismo Meshiakh y según la Tanakh, es Dios. Por lo tanto el Meshiakh es Dios. Así que el Cristo, el Meshickh, murio en la cruz en remplazo del pecador. Fue el sustituto que YHWH, Dios, había prometido en las escrituras hebreas, en la Tanakh. Y Jesucristo dijo que el Espíritu es el que da vida y que las palabras que el hablaba eran Espíritu y vida, y que no nace del agua y del Espíritu no puede ver el reino de Dios. O sea que el que cree en el Meshiakh tiene vida, Espíritu de vida, ha nacido de nuevo y puede ver el reino de Dios. </text:span></text:p>
      <text:p text:style-name="P19">Hay toda una serie de implicaciones.</text:p>
      <text:p text:style-name="P20"><text:soft-page-break/>El punto es que creer que Jesucristo resucitó empieza a cambiar el resto de creencias <text:span text:style-name="T16">que tiene el creyente</text:span>, su sistema de creencias, si <text:span text:style-name="T16">es que el creyente </text:span>realmente cree que Jesucristo <text:span text:style-name="T17">esta vivo, en cuerpo y espíritu, porque </text:span>resucitó.</text:p>
      <text:p text:style-name="P21">Lo que la persona cree se refleja en sus pensamientos, en sus palabras y en sus acciones. Así, lo que la persona cree empieza a afectar toda la vida de la persona. Es por eso que los primeros creyentes aceptaron con gusto el peyorativo de cristianos que les pusieron los no creyentes. Cristiano es el diminutivo de cristo, así el cristiano es un cristo pequeño. Y vivir como Yeshua vivió es justamente lo que empieza a suceder en un verdadero creyente. El creyente en Yeshua se empieza a transformar en un pequeño ungido, un cristo pequeño, un cristiano.</text:p>
      <text:p text:style-name="P21">Unas de las cosas más importantes que empieza a creer un cristiano es aquellas que dice Dios de el <text:span text:style-name="T18">y no las que dice el hombre del hombre</text:span>. El cristiano empieza a creerle mas a la biblia que al hombre. Esto sucede porque si Jesucristo resucitó, toda la biblia tiene que ser cierta.</text:p>
      <text:p text:style-name="P21">Y ¿Que dice la biblia del creyente?</text:p>
      <text:h text:style-name="P38" text:outline-level="2">Identidad.</text:h>
      <text:p text:style-name="P23"/>
      <text:h text:style-name="P39" text:outline-level="2">Lógica.</text:h>
      <text:p text:style-name="P25"><text:span text:style-name="T20">La palabra “lógica” deriva del griego “logiké”, que a su vez deriva del griego “logos”. Logos es el vocablo G3056 </text:span><text:span text:style-name="T20"><text:note text:id="ftn4" text:note-class="footnote"><text:note-citation>4</text:note-citation><text:note-body><text:p text:style-name="Footnote"><text:s/><text:a xlink:type="simple" xlink:href="https://biblehub.com/greek/3056.htm" text:style-name="Internet_20_link" text:visited-style-name="Visited_20_Internet_20_Link"><text:span text:style-name="T20">G3056</text:span></text:a></text:p></text:note-body></text:note></text:span><text:span text:style-name="T20"><text:s/>usado en Juan 1 para decir: </text:span><text:span text:style-name="Bible_5f_text"><text:span text:style-name="T20">“</text:span></text:span><text:span text:style-name="Bible_5f_text">En el principio era la Palabra, y la Palabra era con Dios, y la Palabra era Dios” </text:span><text:span text:style-name="Bible_5f_text"><text:note text:id="ftn5" text:note-class="footnote"><text:note-citation>5</text:note-citation><text:note-body><text:p text:style-name="Footnote"><text:s/><text:span text:style-name="T20">Juan 1:1 </text:span><text:a xlink:type="simple" xlink:href="https://www.biblegateway.com/passage/?search=Juan+1%3A1&amp;version=RVA-2015" text:style-name="Internet_20_link" text:visited-style-name="Visited_20_Internet_20_Link"><text:span text:style-name="T20">RVA-2015</text:span></text:a></text:p></text:note-body></text:note></text:span>. <text:span text:style-name="T20">En otras palabras la logica hace parte de la esencia de Dios. Si algo no es lógico no es de Dios. Jesucristo afirma ser La Verdad. Y una de las conclusiones lógicas de las afirmaciones acerca de Dios en la biblia es que Jesucristo es Dios. </text:span></text:p>
      <text:p text:style-name="P24">Así, tenemos varias palabras que describen la esencia de Dios: <text:span text:style-name="T21">Ser, Existencia, </text:span>Amor, Verdad, Vida, Libertad, Justicia, Paz, <text:span text:style-name="T22">Bondad, </text:span>Gozo, etc. Una de ellas es Lógica, <text:span text:style-name="T22">que viene de logos.</text:span></text:p>
      <text:p text:style-name="P26">En esta lógica, el no ser, la inexistencia, el odio, la mentira, la muerte, la <text:s/>no libertad, la injusticia, la no paz, son equivalentes. Son ausencias de sus opuestos. La muerte es ausencia de vida. Lo que realmente existe es la Vida, la muerte es solo la no existencia de Vida. Y así con cada opuesto. Es por esto que si me opongo a Dios, muero.</text:p>
      <text:p text:style-name="P27"><text:soft-page-break/><text:span text:style-name="T19">Es una lógica proposicional muy simple pero muy poderosa porque el problema de decisión de prácticamente cualquier teoría consistente se puede reducir al </text:span><text:bookmark text:name="firstHeading1"/><text:span text:style-name="T19">pro</text:span>blema de satisfacibilidad booleana<text:span text:style-name="T19">. Un problema SAT. Para el interesado en los detalles sugiero buscar por “</text:span><text:bookmark text:name="firstHeading"/>Satisfiability modulo theories<text:span text:style-name="T19">” </text:span><text:span text:style-name="T19"><text:note text:id="ftn6" text:note-class="footnote"><text:note-citation>6</text:note-citation><text:note-body><text:p text:style-name="Footnote"><text:s/>https://en.wikipedia.org/wiki/Satisfiability_modulo_theories</text:p></text:note-body></text:note></text:span><text:span text:style-name="T19">.</text:span></text:p>
      <text:h text:style-name="P40" text:outline-level="2">Israel.</text:h>
      <text:p text:style-name="P29">Una de la profecías mas grandes y que hace tan solo unos 200 años era impensable que se cumpliera es la existencia del país Israel.</text:p>
      <text:p text:style-name="P28">En varias partes de las escrituras hebreas, de la tanakh, Jehová anuncia que así como <text:span text:style-name="T23">arrojo al pueblo de Israel entre pueblos y naciones, a tierras desconocidas, por haberle desobedecido sus mandatos, así mismo los volverá a traer. Y volverán a ser dueños de esa tierra que les entregó en tiempos de Moises. Y que nunca mas se volverá a enojar con ellos. Y que nunca mas les será quitada. Que vivirán en paz en esa tierra. Y que les dará un corazón nuevo para que lo obedezcan y para que no se aparten de El. Que así como les trajo gran desgracia, les hará en ese tiempo mucho bien. Que temblaran y temerán de todo el bien y toda la paz que les hará.</text:span></text:p>
      <text:p text:style-name="P28"><text:a xlink:type="simple" xlink:href="https://www.biblegateway.com/passage/?search=Isaias+48%3A11%3B+43%3A25&amp;version=RVA" text:style-name="Internet_20_link" text:visited-style-name="Visited_20_Internet_20_Link">https://www.biblegateway.com/passage/?search=Isaias+48%3A11%3B+43%3A25&amp;version=RVA</text:a></text:p>
      <text:p text:style-name="P28"><text:a xlink:type="simple" xlink:href="https://www.biblegateway.com/passage/?search=Jeremías+16%3A14-15&amp;version=RVA" text:style-name="Internet_20_link" text:visited-style-name="Visited_20_Internet_20_Link">https://www.biblegateway.com/passage/?search=Jerem%C3%ADas+16%3A14-15&amp;version=RVA</text:a></text:p>
      <text:p text:style-name="P28"><text:a xlink:type="simple" xlink:href="https://www.biblegateway.com/passage/?search=Isaias+43%3A18&amp;version=RVA" text:style-name="Internet_20_link" text:visited-style-name="Visited_20_Internet_20_Link">https://www.biblegateway.com/passage/?search=Isaias+43%3A18&amp;version=RVA</text:a></text:p>
      <text:p text:style-name="P28"/>
      <text:p text:style-name="P28"/>
      <text:p text:style-name="P30">El libro de la Revelación habla de <text:span text:style-name="T24">tres series de </text:span>procesos <text:span text:style-name="T24">cada una con </text:span>siete <text:span text:style-name="T24">procesos. La primera serie se llama</text:span> <text:span text:style-name="T24">los </text:span>“sellos”. <text:span text:style-name="T24">Los sellos</text:span> son iniciados o abiertos por el Cordero, el séptimo de <text:span text:style-name="T25">los sellos</text:span> corresponde a <text:span text:style-name="T24">segunda serie: </text:span>siete procesos llamados “trompetas”. <text:span text:style-name="T24">Y</text:span> la séptima trompeta corresponde a <text:span text:style-name="T24">la última serie de </text:span>siete procesos llamados “copas”. De tal manera que cuando se ejecuta la última copa se cierran o terminan <text:span text:style-name="T24">todas las series juntas: se termina tanto la </text:span>séptima copa, <text:span text:style-name="T24">como </text:span>la séptima trompeta y el séptimo sello. <text:span text:style-name="T24">Todas las series terminan </text:span>al mismo tiempo.</text:p>
      <text:p text:style-name="P30"/>
      <text:p text:style-name="P30"/>
      <text:p text:style-name="P30"><text:soft-page-break/></text:p>
      <text:p text:style-name="P31"><text:span text:style-name="T26">A</text:span>sí como es completamente equivocado razonar que se necesitó saber química para <text:span text:style-name="T27">desarrollar la receta</text:span> culinaria <text:span text:style-name="T27">de un Burrito </text:span>y que se necesito el análisis de elementos finitos en estructuras físicas para construir el templo de Salomón. Así mismo es completamente equivocado razonar que se necesitó una teoría para construir <text:span text:style-name="T28">algo en </text:span>lo que nunca se usó <text:span text:style-name="T28">dicha teoría </text:span>para <text:span text:style-name="T29">poder reproducir sus primeras construcciónes</text:span>.</text:p>
      <text:p text:style-name="P31">Y así como es un imposible racional el pensar que los <text:span text:style-name="T30">primeros desarrolladores </text:span>de <text:span text:style-name="T31">dispositivos</text:span> cuyas partes funcionales son del tamaño de <text:span text:style-name="T31">piezas de dominó</text:span> est<text:span text:style-name="T28">aban</text:span> pensando en <text:span text:style-name="T32">construir algo a partir de partículas elementales</text:span> cuando se lo<text:span text:style-name="T33">s</text:span> inventaron, <text:span text:style-name="T34">t</text:span>ambién es un imposible racional pensar que los <text:span text:style-name="T35">constructores de los </text:span>primer<text:span text:style-name="T35">os</text:span> transistor<text:span text:style-name="T35">es, mucho antes de 1947,</text:span> <text:s/>estaban pensando en mecánica <text:span text:style-name="T35">cuántica</text:span> cuando lo<text:span text:style-name="T36">s</text:span> <text:span text:style-name="T36">construyeron puesto que su objeto de estudio son precisamente las partículas elementales.</text:span></text:p>
      <text:p text:style-name="P31"><text:span text:style-name="T33">Mucho menos estarían pensando en construir algo a partir de partículas elementales, o alguna teoría cuántica,</text:span> <text:span text:style-name="T33">los trabajadores de una gran multinacional que, después de ensayar y comprobar el transistor patentado en 1925, supuestamente encontraron una “alternativa”, entre comillas, que no era tan practica ni escalable, pero que igual patentaron y se robaron el show en 1947. Y luego otros que también trabajaban para la misma multinacional encontraran una “mejora”, entre comillas, a la patente de 1925, la re-patentaron y resultaron siendo los mas exitosos de toda la historia por su gran escalabilidad. Parece mas bien que los trabajadores de la gran multinacional estaban pensando como no darle ni un peso al dueño de la patente de 1925, y no tanto en alguna teoría cuántica o en construir algo a partir de partículas elementales, así lo insinúe la enciclopedia en línea.</text:span></text:p>
      <text:p text:style-name="P31"/>
      <text:p text:style-name="P31"/>
      <text:p text:style-name="P31"/>
      <text:p text:style-name="Title"><text:soft-page-break/>TITULO</text:p>
      <text:h text:style-name="Subtitle" text:outline-level="1">Subtitulo</text:h>
      <text:h text:style-name="Heading_20_1" text:outline-level="1">Tit 1</text:h>
      <text:h text:style-name="Heading_20_2" text:outline-level="2">tit 1.1</text:h>
      <text:h text:style-name="Heading_20_3" text:outline-level="3"><text:span text:style-name="T37">T</text:span>it 1.1.1</text:h>
      <text:h text:style-name="Heading_20_4" text:outline-level="4">Tit 1.1.1.1</text:h>
      <text:h text:style-name="P48" text:outline-level="4">Tit 1.1.1.<text:span text:style-name="T38">2</text:span></text:h>
      <text:h text:style-name="P48" text:outline-level="4">Tit 1.1.1.<text:span text:style-name="T38">3</text:span></text:h>
      <text:h text:style-name="P46" text:outline-level="3"><text:span text:style-name="T37">t</text:span>it 1.1.<text:span text:style-name="T37">2</text:span></text:h>
      <text:h text:style-name="P46" text:outline-level="3">tit 1.1.<text:span text:style-name="T37">3</text:span></text:h>
      <text:h text:style-name="P41" text:outline-level="2">tit 1.2</text:h>
      <text:h text:style-name="P47" text:outline-level="3">tit 1.2.1</text:h>
      <text:h text:style-name="P47" text:outline-level="3">tit 1.2.2</text:h>
      <text:h text:style-name="P45" text:outline-level="1">Tit 1.2.3</text:h>
      <text:h text:style-name="P42" text:outline-level="2">Tit 1.2.3.1</text:h>
      <text:h text:style-name="Heading_20_3" text:outline-level="3"><text:span text:style-name="T40">Tit 1.2.3.1.</text:span><text:span text:style-name="T42">1</text:span></text:h>
      <text:h text:style-name="Heading_20_3" text:outline-level="3"><text:span text:style-name="T40">Tit 1.2.3.1.</text:span><text:span text:style-name="T42">2</text:span></text:h>
      <text:h text:style-name="P43" text:outline-level="2"><text:span text:style-name="T40">Tit 1.2.3.</text:span><text:span text:style-name="T41">2</text:span></text:h>
      <text:h text:style-name="P43" text:outline-level="2"><text:span text:style-name="T40">Tit 1.2.3.</text:span><text:span text:style-name="T41">3</text:span></text:h>
      <text:h text:style-name="P41" text:outline-level="2">Tit 1.3</text:h>
      <text:p text:style-name="P35"><text:span text:style-name="T40"/></text:p>
      <text:h text:style-name="Heading_20_8" text:outline-level="8"><text:soft-page-break/><text:span text:style-name="T40">T</text:span><text:span text:style-name="T39">itulo 8</text:span></text:h>
      <text:h text:style-name="Heading_20_9" text:outline-level="9"><text:span text:style-name="T40">T</text:span><text:span text:style-name="T39">itulo 9</text:span></text:h>
      <text:h text:style-name="Heading_20_10" text:outline-level="10"><text:span text:style-name="T40">T</text:span><text:span text:style-name="T39">itulo 10</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Noto Mono" svg:font-family="'Noto Mono'" style:font-adornments="Regular"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loext: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Oración" style:family="paragraph" style:parent-style-name="Standard" style:master-page-name="">
      <style:paragraph-properties fo:margin-left="10mm" fo:margin-right="10mm" fo:line-height="70%" fo:text-indent="0mm" style:auto-text-indent="false" style:page-number="auto"/>
      <style:text-properties style:use-window-font-color="true"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Canto" style:family="paragraph" style:parent-style-name="Standard">
      <style:paragraph-properties fo:margin-left="10mm" fo:margin-right="10mm" fo:text-indent="0mm" style:auto-text-indent="false"/>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Texto_5f_Biblia" style:display-name="Texto_Biblia" style:family="paragraph" style:parent-style-name="Standard">
      <style:text-properties style:font-name="Noto Mono" fo:font-family="'Noto Mono'" style:font-style-name="Regular" style:font-pitch="fixed" fo:font-size="12pt" fo:font-style="italic" style:font-size-asian="10.5pt"/>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1" style:list-style-name="" style:class="chapter">
      <style:paragraph-properties fo:margin-top="1.06mm" fo:margin-bottom="2.12mm" loext:contextual-spacing="false" fo:text-align="center" style:justify-single-word="false"/>
      <style:text-properties fo:font-size="18pt" style:font-size-asian="18pt" style:font-size-complex="18pt"/>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ible_5f_text" style:display-name="Bible_text" style:family="text">
      <style:text-properties fo:color="#fff200" style:font-name="FreeSerif" fo:font-family="FreeSerif" style:font-style-name="Bold Italic" style:font-family-generic="roman" style:font-pitch="variable" fo:font-size="14pt" fo:font-style="italic" fo:font-weight="bold" style:font-size-asian="10.5pt" loext:shadow="none"/>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7T08:09:39.477242354</meta:creation-date>
    <dc:date>2022-02-02T10:46:46.278239208</dc:date>
    <meta:editing-duration>P2DT19H4M16S</meta:editing-duration>
    <meta:editing-cycles>544</meta:editing-cycles>
    <meta:generator>LibreOffice/6.0.7.3$Linux_X86_64 LibreOffice_project/00m0$Build-3</meta:generator>
    <dc:creator>Jose Luis Quiroga</dc:creator>
    <meta:document-statistic meta:table-count="0" meta:image-count="0" meta:object-count="0" meta:page-count="11" meta:paragraph-count="100" meta:word-count="2764" meta:character-count="16297" meta:non-whitespace-character-count="13617"/>
  </office:meta>
</office:document-meta>
</file>